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MetaInputModule.getAttribute( String name , Configuration modeConf , Map objectModel , boolean getValues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8">
            <text:p text:style-name="Table_20_Contents">28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SelectMetaInputModule.getAttributeValues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MetaInputModule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lectMetaInputModule.lazy_initializ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lectMetaInputModule.getAttribute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MetaInputModule.SelectMetaInpu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etaInputModule.configure( Configuration config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5">
            <text:p text:style-name="Table_20_Contents">25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